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mAss Notes</text:p>
      <text:p text:style-name="Standard">Room Occupation O <text:s/>Mgmt System</text:p>
      <text:p text:style-name="Standard"/>
      <text:p text:style-name="Standard">ADMIN PAGE ORGANIZATION</text:p>
      <text:p text:style-name="Standard">ROOMASS FUNCTIONALITY</text:p>
      <text:p text:style-name="Standard"/>
      <text:p text:style-name="Standard">forever events created on empty room save don't have descriptions</text:p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Emails don't work, just print to console atm. There is a link to fleshing this out on part 8.</text:p>
      <text:p text:style-name="Standard"/>
      <text:p text:style-name="Standard">No confirmation upon successful booking submisson + confirmations generally</text:p>
      <text:p text:style-name="Standard"><text:tab/>entering nothing or whitespace into booking will silently fail</text:p>
      <text:p text:style-name="Standard"/>
      <text:p text:style-name="Standard">Is there a way to plug in a date range and find multiple rooms that will satisfy it?</text:p>
      <text:p text:style-name="Standard"/>
      <text:p text:style-name="Standard">NEED to link creator to booking event.? Is this done?</text:p>
      <text:p text:style-name="Standard"/>
      <text:p text:style-name="Standard">Perhaps limit booking to some number of months ahead, for some number of weeks total.</text:p>
      <text:p text:style-name="Standard"/>
      <text:p text:style-name="Standard">CREATION OF USERS / PERSONS / CHILDREN needs to be understood and finalized</text:p>
      <text:p text:style-name="Standard"/>
      <text:p text:style-name="P4">how and when do events die? They are clearly hanging around</text:p>
      <text:p text:style-name="Standard"><text:tab/>check every day for events that have ended? Keep around for a day or so?</text:p>
      <text:p text:style-name="P2"/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3">Work on Preferences</text:p>
      <text:p text:style-name="P3"><text:tab/> associate options with status info to store</text:p>
      <text:p text:style-name="P3"><text:tab/>set default</text:p>
      <text:p text:style-name="P3"><text:tab/>pull stored info</text:p>
      <text:p text:style-name="P3"><text:tab/>display on availability page</text:p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3T15:09:52.42</dc:date>
    <dc:creator>Trevor Pierson</dc:creator>
    <meta:editing-duration>P3DT16H22M25S</meta:editing-duration>
    <meta:editing-cycles>74</meta:editing-cycles>
    <meta:generator>OpenOffice/4.1.13$Win32 OpenOffice.org_project/4113m1$Build-9810</meta:generator>
    <meta:document-statistic meta:table-count="0" meta:image-count="0" meta:object-count="0" meta:page-count="2" meta:paragraph-count="32" meta:word-count="284" meta:character-count="1641"/>
  </office:meta>
</office:document-meta>
</file>